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1cm" fo:margin-left="0cm" fo:margin-top="0cm" fo:margin-bottom="0cm" table:align="left"/>
    </style:style>
    <style:style style:name="Table1.A" style:family="table-column">
      <style:table-column-properties style:column-width="1.057cm"/>
    </style:style>
    <style:style style:name="Table1.B" style:family="table-column">
      <style:table-column-properties style:column-width="6.403cm"/>
    </style:style>
    <style:style style:name="Table1.C" style:family="table-column">
      <style:table-column-properties style:column-width="8.44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text-align="justify" style:justify-single-word="false" fo:orphans="0" fo:widows="0"/>
      <style:text-properties style:font-name="Times New Roman" fo:font-size="14pt" fo:font-style="italic" style:text-underline-style="solid" style:text-underline-width="auto" style:text-underline-color="font-color" style:font-name-asian="Times New Roman1" style:font-size-asian="14pt" style:font-style-asian="italic" style:font-name-complex="Times New Roman1" style:font-size-complex="14pt"/>
    </style:style>
    <style:style style:name="P3" style:family="paragraph" style:parent-style-name="Standard">
      <style:paragraph-properties fo:text-align="justify" style:justify-single-word="false" fo:orphans="0" fo:widows="0"/>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fo:orphans="0" fo:widows="0"/>
    </style:style>
    <style:style style:name="P6"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background-color="#ffffff" style:font-name-asian="Times New Roman1" style:font-size-asian="14pt" style:font-name-complex="Times New Roman1" style:font-size-complex="14pt"/>
    </style:style>
    <style:style style:name="P7" style:family="paragraph" style:parent-style-name="Standard">
      <style:paragraph-properties fo:margin-left="0cm" fo:margin-right="0cm" fo:margin-top="0cm" fo:margin-bottom="0.212cm" loext:contextual-spacing="false" fo:line-height="100%" fo:text-align="end" style:justify-single-word="false" fo:text-indent="0.741cm" style:auto-text-indent="false"/>
      <style:text-properties style:font-name="Times New Roman" fo:font-size="14pt" fo:background-color="#ffffff" style:font-name-asian="Times New Roman1" style:font-size-asian="14pt" style:font-name-complex="Times New Roman1" style:font-size-complex="14pt"/>
    </style:style>
    <style:style style:name="P8"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9"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font-weight="bold" fo:background-color="#ffffff" style:font-name-asian="Times New Roman1" style:font-size-asian="20pt" style:font-weight-asian="bold" style:font-name-complex="Times New Roman1" style:font-size-complex="20pt"/>
    </style:style>
    <style:style style:name="P10"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background-color="#ffffff" style:font-name-asian="Times New Roman1" style:font-size-asian="20pt" style:font-name-complex="Times New Roman1" style:font-size-complex="20pt"/>
    </style:style>
    <style:style style:name="P11" style:family="paragraph" style:parent-style-name="Standard">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6pt" style:font-name-asian="Times New Roman1" style:font-size-asian="16pt" style:font-name-complex="Times New Roman1" style:font-size-complex="16pt"/>
    </style:style>
    <style:style style:name="P12" style:family="paragraph" style:parent-style-name="Standard">
      <style:paragraph-properties fo:margin-left="0cm" fo:margin-right="0cm" fo:orphans="0" fo:widows="0" fo:text-indent="0cm" style:auto-text-indent="false" fo:padding="0cm" fo:border="non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cm" fo:margin-right="0cm" fo:text-align="justify" style:justify-single-word="false" fo:orphans="0" fo:widows="0" fo:text-indent="0cm" style:auto-text-indent="false" fo:padding="0cm" fo:border="non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cm" fo:margin-right="0cm" fo:text-align="justify" style:justify-single-word="false" fo:orphans="0" fo:widows="0" fo:text-indent="0cm" style:auto-text-indent="false" fo:padding="0cm" fo:border="none"/>
      <style:text-properties style:font-name="Times New Roman" fo:font-size="14pt" fo:font-style="italic" style:text-underline-style="solid" style:text-underline-width="auto" style:text-underline-color="font-color" style:font-name-asian="Times New Roman1" style:font-size-asian="14pt" style:font-style-asian="italic" style:font-name-complex="Times New Roman1" style:font-size-complex="14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orphans="0" fo:widows="0" fo:padding="0cm" fo:border="non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text-align="justify" style:justify-single-word="false" fo:orphans="0" fo:widows="0" fo:padding="0cm" fo:border="non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text-align="justify" style:justify-single-word="false" fo:orphans="0" fo:widows="0" fo:padding="0cm" fo:border="none"/>
      <style:text-properties style:font-name="Times New Roman" fo:font-size="10pt" style:font-name-asian="Times New Roman1" style:font-size-asian="10pt" style:font-name-complex="Times New Roman1" style:font-size-complex="10pt"/>
    </style:style>
    <style:style style:name="P20" style:family="paragraph" style:parent-style-name="Standard">
      <style:paragraph-properties fo:text-align="justify" style:justify-single-word="false" fo:orphans="0" fo:widows="0" fo:padding="0cm" fo:border="none"/>
    </style:style>
    <style:style style:name="P21" style:family="paragraph" style:parent-style-name="Standard">
      <style:paragraph-properties fo:margin-left="0cm" fo:margin-right="-1.572cm" fo:text-align="justify" style:justify-single-word="false" fo:orphans="0" fo:widows="0" fo:text-indent="0cm"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cm" fo:margin-right="-1.572cm" fo:text-align="justify" style:justify-single-word="false" fo:orphans="0" fo:widows="0" fo:text-indent="0cm" style:auto-text-indent="false" fo:padding="0cm" fo:border="non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998cm" fo:margin-right="-1.572cm" fo:text-align="justify" style:justify-single-word="false" fo:orphans="0" fo:widows="0" fo:text-indent="0.998cm" style:auto-text-indent="false"/>
    </style:style>
    <style:style style:name="P24" style:family="paragraph" style:parent-style-name="Standard">
      <style:paragraph-properties fo:margin-left="-0.998cm" fo:margin-right="-1.572cm" fo:text-align="justify" style:justify-single-word="false" fo:orphans="0" fo:widows="0" fo:text-indent="0.998cm"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cm" fo:margin-right="-0.572cm" fo:text-align="justify" style:justify-single-word="false" fo:orphans="0" fo:widows="0" fo:text-indent="0cm" style:auto-text-indent="false" fo:padding="0cm" fo:border="none"/>
    </style:style>
    <style:style style:name="P26" style:family="paragraph" style:parent-style-name="Standard">
      <style:paragraph-properties fo:margin-left="8.749cm" fo:margin-right="0cm" fo:margin-top="0cm" fo:margin-bottom="0.212cm" loext:contextual-spacing="false" fo:line-height="100%" fo:text-indent="0.141cm" style:auto-text-indent="false"/>
      <style:text-properties style:font-name="Times New Roman" fo:font-size="14pt" fo:background-color="#ffffff" style:font-name-asian="Times New Roman1" style:font-size-asian="14pt" style:font-name-complex="Times New Roman1" style:font-size-complex="14pt"/>
    </style:style>
    <style:style style:name="P27" style:family="paragraph" style:parent-style-name="Standard" style:master-page-name="Standard">
      <style:paragraph-properties fo:margin-left="0cm" fo:margin-right="0cm" fo:margin-top="0cm" fo:margin-bottom="0.212cm" loext:contextual-spacing="false" fo:line-height="100%" fo:text-align="center" style:justify-single-word="false" fo:text-indent="0.741cm" style:auto-text-indent="false" style:page-number="1"/>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8" style:family="paragraph" style:parent-style-name="Standard" style:list-style-name="WWNum1">
      <style:paragraph-properties fo:margin-left="1.27cm" fo:margin-right="0cm" fo:orphans="0" fo:widows="0" fo:text-indent="-0.635cm" style:auto-text-indent="false" fo:padding="0cm" fo:border="none"/>
      <style:text-properties style:font-name="Times New Roman" fo:font-size="14pt" fo:font-weight="bold" style:font-name-asian="Times New Roman1" style:font-size-asian="14pt" style:font-weight-asian="bold" style:font-name-complex="Times New Roman1" style:font-size-complex="14pt"/>
    </style:style>
    <style:style style:name="P29" style:family="paragraph" style:parent-style-name="Standard" style:list-style-name="WWNum1">
      <style:paragraph-properties fo:margin-left="1.27cm" fo:margin-right="0cm" fo:text-align="justify" style:justify-single-word="false" fo:orphans="0" fo:widows="0" fo:text-indent="-0.635cm" style:auto-text-indent="false" fo:padding="0cm" fo:border="none"/>
      <style:text-properties style:font-name="Times New Roman" fo:font-size="14pt" fo:font-weight="bold" style:font-name-asian="Times New Roman1" style:font-size-asian="14pt" style:font-weight-asian="bold" style:font-name-complex="Times New Roman1" style:font-size-complex="14pt"/>
    </style:style>
    <style:style style:name="P30" style:family="paragraph" style:parent-style-name="Standard" style:list-style-name="WWNum1">
      <style:paragraph-properties fo:margin-left="1.27cm" fo:margin-right="0cm" fo:margin-top="0.423cm" fo:margin-bottom="0.423cm" loext:contextual-spacing="false" fo:line-height="100%" fo:text-align="justify" style:justify-single-word="false" fo:orphans="0" fo:widows="0"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1" style:family="paragraph" style:parent-style-name="Standard">
      <style:paragraph-properties fo:text-align="justify" style:justify-single-word="false" fo:orphans="0" fo:widows="0" fo:padding="0cm" fo:border="none"/>
      <style:text-properties style:font-name="Times New Roman" fo:font-size="14pt" style:font-name-asian="Times New Roman1" style:font-size-asian="14pt" style:font-name-complex="Times New Roman1" style:font-size-complex="14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style="italic" style:text-underline-style="solid" style:text-underline-width="auto" style:text-underline-color="font-color" style:font-name-asian="Times New Roman1" style:font-size-asian="14pt" style:font-style-asian="italic"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осковский авиационный институт</text:p>
      <text:p text:style-name="P8">(Национальный исследовательский университет)</text:p>
      <text:p text:style-name="P1"/>
      <text:p text:style-name="P1">Факультет: «Информационные технологии и прикладная математика» </text:p>
      <text:p text:style-name="P1">Кафедра: 806 «Вычислительная математика и <text:s/>программирование» </text:p>
      <text:p text:style-name="P1">Дисциплина: «Операционные системы» <text:s text:c="2"/></text:p>
      <text:p text:style-name="P6"><text:s/></text:p>
      <text:p text:style-name="P6"><text:s/></text:p>
      <text:p text:style-name="P6"><text:s/></text:p>
      <text:p text:style-name="P6"><text:s/></text:p>
      <text:p text:style-name="P9">Лабораторная работа № 3</text:p>
      <text:p text:style-name="P10">Тема: Управление потоками в ОС</text:p>
      <text:p text:style-name="P6"/>
      <text:p text:style-name="P11"><text:s/></text:p>
      <text:p text:style-name="P11"><text:s/></text:p>
      <text:p text:style-name="P6"><text:s/></text:p>
      <text:p text:style-name="P26">Студент: Туманов Георгий</text:p>
      <text:p text:style-name="P26">Группа: 80-201</text:p>
      <text:p text:style-name="P26">Преподаватель: Соколов А.А.</text:p>
      <text:p text:style-name="P26">Оценка:</text:p>
      <text:p text:style-name="P26">Подпись:</text:p>
      <text:p text:style-name="P7"/>
      <text:p text:style-name="P7"/>
      <text:p text:style-name="P7"/>
      <text:p text:style-name="P7"><text:s/></text:p>
      <text:p text:style-name="P7"/>
      <text:p text:style-name="P7"/>
      <text:p text:style-name="P7"/>
      <text:p text:style-name="P7"/>
      <text:p text:style-name="P7"/>
      <text:p text:style-name="P6">Москва, 2019</text:p>
      <text:list xml:id="list1623983966" text:style-name="WWNum1">
        <text:list-item>
          <text:p text:style-name="P28"><text:soft-page-break/>Постановка задачи</text:p>
        </text:list-item>
      </text:list>
      <text:p text:style-name="P12">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p>
      <text:p text:style-name="P12"/>
      <text:p text:style-name="P12">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12"/>
      <text:p text:style-name="P12">Вариант 16: Наложить K раз фильтры эрозии и наращивания на матрицу состоящую из вещественных чисел. На выходе получается 2 результирующие матрицы.</text:p>
      <text:p text:style-name="P17"/>
      <text:list xml:id="list144824600272756" text:continue-numbering="true" text:style-name="WWNum1">
        <text:list-item>
          <text:p text:style-name="P29">Описание программы </text:p>
        </text:list-item>
      </text:list>
      <text:p text:style-name="P18">Программа запускается с двумя ключами: количество цифр после запятой и максимальное число потоков. Если максимальное число потоков меньше или равно нулю, то программа не ограничивается в количестве потоков. По умолчанию количество цифр после запятой равно 3, а максимальное количество потоков равно 0.</text:p>
      <text:p text:style-name="P18">При запуске программа просит ввести ширину и высоту исходной матрицы, элементы матрицы построчно, ширину и высоту окна и число K. После этого программа выводит две матрицы: результат повторного применения эрозии и результат повторного применения наращивания.</text:p>
      <text:p text:style-name="P18">На обработку каждого элемента выходных матриц программа создает по потоку, ждёт их завершения и продолжает создавать потоки, пока не обработает матрицы. Программа повторяет этот процесс K раз.</text:p>
      <text:p text:style-name="P18">Входными параметрами потоков являются указатель на входную и выходную матрицы, координаты обрабатываемого элемента, шириа и высота матрицы и области и режим обработки: эрозия или наращивание. В зависимости от режима, поток записывает в выходную матрицу либо минимальный элемент области, либо максимальный элемент области.</text:p>
      <text:p text:style-name="P18"/>
      <text:list xml:id="list144824653285898" text:continue-numbering="true" text:style-name="WWNum1">
        <text:list-item>
          <text:p text:style-name="P30"><text:soft-page-break/>Набор testcases</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p>
          </table:table-cell>
          <table:table-cell table:style-name="Table1.A1" office:value-type="string">
            <text:p text:style-name="P15">Описание</text:p>
          </table:table-cell>
          <table:table-cell table:style-name="Table1.A1" office:value-type="string">
            <text:p text:style-name="P15">Ввод</text:p>
          </table:table-cell>
        </table:table-row>
        <table:table-row table:style-name="Table1.1">
          <table:table-cell table:style-name="Table1.A1" office:value-type="string">
            <text:p text:style-name="P15">1</text:p>
          </table:table-cell>
          <table:table-cell table:style-name="Table1.A1" office:value-type="string">
            <text:p text:style-name="P15">Примитивный тест демонстрации фильтров</text:p>
          </table:table-cell>
          <table:table-cell table:style-name="Table1.A1" office:value-type="string">
            <text:p text:style-name="P16">3 3</text:p>
            <text:p text:style-name="P16">0 1 2</text:p>
            <text:p text:style-name="P16">0 1 2</text:p>
            <text:p text:style-name="P16">1 0 3</text:p>
            <text:p text:style-name="P16">1 1</text:p>
            <text:p text:style-name="P16">1</text:p>
          </table:table-cell>
        </table:table-row>
        <table:table-row table:style-name="Table1.1">
          <table:table-cell table:style-name="Table1.A1" office:value-type="string">
            <text:p text:style-name="P15">2</text:p>
          </table:table-cell>
          <table:table-cell table:style-name="Table1.A1" office:value-type="string">
            <text:p text:style-name="P15">Тот же тест, но для K = 2</text:p>
          </table:table-cell>
          <table:table-cell table:style-name="Table1.A1" office:value-type="string">
            <text:p text:style-name="P4">3 3</text:p>
            <text:p text:style-name="P4">0 1 2</text:p>
            <text:p text:style-name="P4">0 1 2</text:p>
            <text:p text:style-name="P4">1 0 3</text:p>
            <text:p text:style-name="P4">1 1</text:p>
            <text:p text:style-name="P4">2</text:p>
          </table:table-cell>
        </table:table-row>
        <table:table-row table:style-name="Table1.1">
          <table:table-cell table:style-name="Table1.A1" office:value-type="string">
            <text:p text:style-name="P15">3</text:p>
          </table:table-cell>
          <table:table-cell table:style-name="Table1.A1" office:value-type="string">
            <text:p text:style-name="P15">Тот же тест, но с прямоугольной областью</text:p>
          </table:table-cell>
          <table:table-cell table:style-name="Table1.A1" office:value-type="string">
            <text:p text:style-name="P4">3 3</text:p>
            <text:p text:style-name="P4">0 1 2</text:p>
            <text:p text:style-name="P4">0 1 2</text:p>
            <text:p text:style-name="P4">1 0 3</text:p>
            <text:p text:style-name="P4">1 0</text:p>
            <text:p text:style-name="P4">1</text:p>
          </table:table-cell>
        </table:table-row>
      </table:table>
      <text:list xml:id="list144823962698853" text:continue-numbering="true" text:style-name="WWNum1">
        <text:list-item>
          <text:p text:style-name="P30">Результаты выполнения тестов.</text:p>
        </text:list-item>
      </text:list>
      <text:p text:style-name="P20"><text:span text:style-name="T2">test 1</text:span><text:span text:style-name="T1">:</text:span></text:p>
      <text:p text:style-name="P22">Write size of matrix (width and height): 3 3</text:p>
      <text:p text:style-name="P22">Width: 3</text:p>
      <text:p text:style-name="P22">Height: 3</text:p>
      <text:p text:style-name="P22">Write elements of matrix:</text:p>
      <text:p text:style-name="P22">0 1 2</text:p>
      <text:p text:style-name="P22">0 1 2</text:p>
      <text:p text:style-name="P22">1 0 3</text:p>
      <text:p text:style-name="P22">Inputed matrix:</text:p>
      <text:p text:style-name="P22">0.000 1.000 2.000</text:p>
      <text:p text:style-name="P22">0.000 1.000 2.000</text:p>
      <text:p text:style-name="P22">1.000 0.000 3.000</text:p>
      <text:p text:style-name="P22">Input half-width and half-height of filter matrix: 1 1</text:p>
      <text:p text:style-name="P22">K = 1</text:p>
      <text:p text:style-name="P22">Erosion matrix:</text:p>
      <text:p text:style-name="P22">0.000 0.000 1.000</text:p>
      <text:p text:style-name="P22">0.000 0.000 0.000</text:p>
      <text:p text:style-name="P22">0.000 0.000 0.000</text:p>
      <text:p text:style-name="P22">Increasing matrix:</text:p>
      <text:p text:style-name="P22">1.000 2.000 2.000</text:p>
      <text:p text:style-name="P22"><text:soft-page-break/>1.000 3.000 3.000</text:p>
      <text:p text:style-name="P22">1.000 3.000 3.000</text:p>
      <text:p text:style-name="P5"><text:span text:style-name="T2">test 2</text:span><text:span text:style-name="T1">:</text:span></text:p>
      <text:p text:style-name="P24">Write size of matrix (width and height): 3 3</text:p>
      <text:p text:style-name="P24">Width: 3</text:p>
      <text:p text:style-name="P24">Height: 3</text:p>
      <text:p text:style-name="P24">Write elements of matrix:</text:p>
      <text:p text:style-name="P24">0 1 2</text:p>
      <text:p text:style-name="P24">0 1 2</text:p>
      <text:p text:style-name="P24">1 0 3</text:p>
      <text:p text:style-name="P24">Inputed matrix:</text:p>
      <text:p text:style-name="P24">0.000 1.000 2.000</text:p>
      <text:p text:style-name="P24">0.000 1.000 2.000</text:p>
      <text:p text:style-name="P24">1.000 0.000 3.000</text:p>
      <text:p text:style-name="P24">Input half-width and half-height of filter matrix: 1 1</text:p>
      <text:p text:style-name="P24">K = 2</text:p>
      <text:p text:style-name="P24">Erosion matrix:</text:p>
      <text:p text:style-name="P24">0.000 0.000 0.000</text:p>
      <text:p text:style-name="P24">0.000 0.000 0.000</text:p>
      <text:p text:style-name="P24">0.000 0.000 0.000</text:p>
      <text:p text:style-name="P24">Increasing matrix:</text:p>
      <text:p text:style-name="P24">3.000 3.000 3.000</text:p>
      <text:p text:style-name="P24">3.000 3.000 3.000</text:p>
      <text:p text:style-name="P24">3.000 3.000 3.000</text:p>
      <text:p text:style-name="P23"><text:span text:style-name="T2">test 3</text:span><text:span text:style-name="T1">:</text:span></text:p>
      <text:p text:style-name="P21">Write size of matrix (width and height): 3 3</text:p>
      <text:p text:style-name="P21">Width: 3</text:p>
      <text:p text:style-name="P21">Height: 3</text:p>
      <text:p text:style-name="P21">Write elements of matrix:</text:p>
      <text:p text:style-name="P21">0 1 2</text:p>
      <text:p text:style-name="P21">0 1 2</text:p>
      <text:p text:style-name="P21">1 0 3</text:p>
      <text:p text:style-name="P21">Inputed matrix:</text:p>
      <text:p text:style-name="P21">0.000 1.000 2.000</text:p>
      <text:p text:style-name="P21">0.000 1.000 2.000</text:p>
      <text:p text:style-name="P21">1.000 0.000 3.000</text:p>
      <text:p text:style-name="P21">Input half-width and half-height of filter matrix: 1 0</text:p>
      <text:p text:style-name="P21">K = 1</text:p>
      <text:p text:style-name="P21">Erosion matrix:</text:p>
      <text:p text:style-name="P21">0.000 0.000 1.000</text:p>
      <text:p text:style-name="P21">0.000 0.000 1.000</text:p>
      <text:p text:style-name="P21">0.000 0.000 0.000</text:p>
      <text:p text:style-name="P21">Increasing matrix:</text:p>
      <text:p text:style-name="P21"><text:soft-page-break/>1.000 2.000 2.000</text:p>
      <text:p text:style-name="P21">1.000 2.000 2.000</text:p>
      <text:p text:style-name="P21">1.000 3.000 3.000</text:p>
      <text:p text:style-name="P21"/>
      <text:list xml:id="list144823101655720" text:continue-numbering="true" text:style-name="WWNum1">
        <text:list-item>
          <text:p text:style-name="P29">Листинг программы</text:p>
        </text:list-item>
      </text:list>
      <text:p text:style-name="P14">main.c:</text:p>
      <text:p text:style-name="P19">#include "io.h"</text:p>
      <text:p text:style-name="P19">#include &lt;pthread.h&gt;</text:p>
      <text:p text:style-name="P19"/>
      <text:p text:style-name="P19">#define min(a, b) (((a) &lt; (b)) ? (a) : (b))</text:p>
      <text:p text:style-name="P19">#define max(a, b) (((a) &gt; (b)) ? (a) : (b))</text:p>
      <text:p text:style-name="P19"/>
      <text:p text:style-name="P19">enum Mod</text:p>
      <text:p text:style-name="P19">{</text:p>
      <text:p text:style-name="P19"><text:tab/>m_decrease,</text:p>
      <text:p text:style-name="P19"><text:tab/>m_increase,</text:p>
      <text:p text:style-name="P19">};</text:p>
      <text:p text:style-name="P19">typedef struct { float *mIn, *mOut; int x, y, w, h, a, b; enum Mod mod; } ThreadData;</text:p>
      <text:p text:style-name="P19"/>
      <text:p text:style-name="P19">float getM(float *m, int w, int x, int y) { return m[x + y * w]; }</text:p>
      <text:p text:style-name="P19">void setM(float *m, int w, int x, int y, float val)</text:p>
      <text:p text:style-name="P19">{</text:p>
      <text:p text:style-name="P19"><text:tab/>m[x + y * w] = val;</text:p>
      <text:p text:style-name="P19">}</text:p>
      <text:p text:style-name="P19"/>
      <text:p text:style-name="P19">void* filter(void *arg)</text:p>
      <text:p text:style-name="P19">{</text:p>
      <text:p text:style-name="P19"><text:tab/>ThreadData td = *((ThreadData*)arg);</text:p>
      <text:p text:style-name="P19"><text:tab/>float val = getM(td.mIn, td.w, td.x, td.y), t;</text:p>
      <text:p text:style-name="P19"/>
      <text:p text:style-name="P19"><text:tab/>for (int i = td.x - td.a; i &lt;= td.x + td.a; i++)</text:p>
      <text:p text:style-name="P19"><text:s text:c="4"/><text:tab/>for (int j = td.y - td.b; j &lt;= td.y + td.b; j++)</text:p>
      <text:p text:style-name="P19"><text:s text:c="4"/><text:tab/>{</text:p>
      <text:p text:style-name="P19"><text:s text:c="8"/><text:tab/>if (i &lt; 0 || j &lt; 0 || i &gt;= td.w || j &gt;= td.h) continue;</text:p>
      <text:p text:style-name="P19"><text:s text:c="8"/><text:tab/>t = getM(td.mIn, td.w, i, j);</text:p>
      <text:p text:style-name="P19"/>
      <text:p text:style-name="P19"><text:s text:c="8"/><text:tab/>if (td.mod == m_decrease)</text:p>
      <text:p text:style-name="P19"><text:s text:c="8"/><text:tab/>{</text:p>
      <text:p text:style-name="P19"><text:s text:c="12"/><text:tab/>if (t &lt; val) val = t;</text:p>
      <text:p text:style-name="P19"><text:s text:c="8"/><text:tab/>}</text:p>
      <text:p text:style-name="P19"><text:s text:c="8"/><text:tab/>else</text:p>
      <text:p text:style-name="P19"><text:s text:c="8"/><text:tab/>{</text:p>
      <text:p text:style-name="P19"><text:s text:c="12"/><text:tab/>if (t &gt; val) val = t;</text:p>
      <text:p text:style-name="P19"><text:s text:c="8"/><text:tab/>}</text:p>
      <text:p text:style-name="P19"><text:s text:c="4"/><text:tab/>}</text:p>
      <text:p text:style-name="P19"/>
      <text:p text:style-name="P19"><text:tab/>setM(td.mOut, td.w, td.x, td.y, val);</text:p>
      <text:p text:style-name="P19"><text:tab/>//writeString("Thread: "); writeInt(td.x + td.y * td.w); writeChar('\n');</text:p>
      <text:p text:style-name="P19">}</text:p>
      <text:p text:style-name="P19"/>
      <text:p text:style-name="P19">void calculate(float *mD1, float *mI1, float *mD2, float *mI2, int w, int h, int a, int b, int k, int mt)</text:p>
      <text:p text:style-name="P19"><text:soft-page-break/>{</text:p>
      <text:p text:style-name="P19"><text:tab/>int wh = w * h, sz = 2 * wh;</text:p>
      <text:p text:style-name="P19"><text:tab/>if (mt &lt;= 0 || mt &gt; sz) mt = sz;</text:p>
      <text:p text:style-name="P19"><text:tab/>int mtStart = mt;</text:p>
      <text:p text:style-name="P19"/>
      <text:p text:style-name="P19"><text:tab/>ThreadData td, tdd[sz];</text:p>
      <text:p text:style-name="P19"><text:tab/>pthread_t threads[sz];</text:p>
      <text:p text:style-name="P19"/>
      <text:p text:style-name="P19"><text:tab/>td.a = a;</text:p>
      <text:p text:style-name="P19"><text:tab/>td.b = b;</text:p>
      <text:p text:style-name="P19"><text:tab/>td.w = w;</text:p>
      <text:p text:style-name="P19"><text:tab/>td.h = h;</text:p>
      <text:p text:style-name="P19"/>
      <text:p text:style-name="P19"><text:tab/>for (int kk = 0; kk &lt; k; kk++)</text:p>
      <text:p text:style-name="P19"><text:tab/>{</text:p>
      <text:p text:style-name="P19"><text:s text:c="4"/><text:tab/>//init struct</text:p>
      <text:p text:style-name="P19"><text:s text:c="4"/><text:tab/>td.mIn = mD1;</text:p>
      <text:p text:style-name="P19"><text:s text:c="4"/><text:tab/>td.mOut = mD2;</text:p>
      <text:p text:style-name="P19"><text:s text:c="4"/><text:tab/>td.mod = m_decrease;</text:p>
      <text:p text:style-name="P19"/>
      <text:p text:style-name="P19"><text:s text:c="4"/><text:tab/>mt = mtStart;</text:p>
      <text:p text:style-name="P19"/>
      <text:p text:style-name="P19"><text:s text:c="4"/><text:tab/>//start threading</text:p>
      <text:p text:style-name="P19"><text:s text:c="4"/><text:tab/>int iter = 0;</text:p>
      <text:p text:style-name="P19"><text:s text:c="4"/><text:tab/>while (iter &lt; sz)</text:p>
      <text:p text:style-name="P19"><text:s text:c="4"/><text:tab/>{</text:p>
      <text:p text:style-name="P19"><text:s text:c="8"/><text:tab/>mt = min(mt, sz - iter);</text:p>
      <text:p text:style-name="P19"><text:s text:c="8"/><text:tab/>for (int m = 0; m &lt; mt; m++)</text:p>
      <text:p text:style-name="P19"><text:s text:c="8"/><text:tab/>{</text:p>
      <text:p text:style-name="P19"><text:s text:c="12"/><text:tab/>if (iter == wh)</text:p>
      <text:p text:style-name="P19"><text:s text:c="12"/><text:tab/>{</text:p>
      <text:p text:style-name="P19"><text:s text:c="16"/><text:tab/>td.mIn = mI1;</text:p>
      <text:p text:style-name="P19"><text:s text:c="16"/><text:tab/>td.mOut = mI2;</text:p>
      <text:p text:style-name="P19"><text:s text:c="16"/><text:tab/>td.mod = m_increase;</text:p>
      <text:p text:style-name="P19"><text:s text:c="12"/><text:tab/>}</text:p>
      <text:p text:style-name="P19"/>
      <text:p text:style-name="P19"><text:s text:c="12"/><text:tab/>td.x = iter % wh % w; td.y = iter % wh / w;</text:p>
      <text:p text:style-name="P19"><text:s text:c="12"/><text:tab/>iter++;</text:p>
      <text:p text:style-name="P19"/>
      <text:p text:style-name="P19"><text:s text:c="12"/><text:tab/>tdd[m] = td;</text:p>
      <text:p text:style-name="P19"><text:s text:c="12"/><text:tab/>if (pthread_create(threads + m, NULL, filter, (void*)(tdd + m)))</text:p>
      <text:p text:style-name="P19"><text:s text:c="12"/><text:tab/>{</text:p>
      <text:p text:style-name="P19"><text:s text:c="16"/><text:tab/>free(mD1); free(mD2); free(mI1); free(mI2);</text:p>
      <text:p text:style-name="P19"><text:s text:c="16"/><text:tab/>error("cannot create thread!", -10);</text:p>
      <text:p text:style-name="P19"><text:s text:c="12"/><text:tab/>}</text:p>
      <text:p text:style-name="P19"><text:s text:c="8"/><text:tab/>}</text:p>
      <text:p text:style-name="P19"><text:s text:c="8"/><text:tab/>//join</text:p>
      <text:p text:style-name="P19"><text:s text:c="8"/><text:tab/>for (int m = 0; m &lt; mt; m++) pthread_join(threads[m], NULL);</text:p>
      <text:p text:style-name="P19"><text:s text:c="8"/><text:tab/>//writeInt(mt); writeString("!\n");</text:p>
      <text:p text:style-name="P19"><text:s text:c="4"/><text:tab/>}</text:p>
      <text:p text:style-name="P19"><text:s text:c="4"/><text:tab/>//copy result</text:p>
      <text:p text:style-name="P19"><text:s text:c="4"/><text:tab/>for (int i = 0; i &lt; wh; i++)</text:p>
      <text:p text:style-name="P19"><text:soft-page-break/><text:s text:c="4"/><text:tab/>{</text:p>
      <text:p text:style-name="P19"><text:s text:c="8"/><text:tab/>mD1[i] = mD2[i];</text:p>
      <text:p text:style-name="P19"><text:s text:c="8"/><text:tab/>mI1[i] = mI2[i];</text:p>
      <text:p text:style-name="P19"><text:s text:c="4"/><text:tab/>}</text:p>
      <text:p text:style-name="P19"><text:tab/>}</text:p>
      <text:p text:style-name="P19">}</text:p>
      <text:p text:style-name="P19"/>
      <text:p text:style-name="P19">int main(int argc, char **argv)</text:p>
      <text:p text:style-name="P19">{</text:p>
      <text:p text:style-name="P19"><text:tab/>int maxThread = 0, afterPoint = 3;</text:p>
      <text:p text:style-name="P19"><text:tab/>if (argc &gt; 1)</text:p>
      <text:p text:style-name="P19"><text:tab/>{</text:p>
      <text:p text:style-name="P19"><text:s text:c="4"/><text:tab/>afterPoint = atoi(argv[1]);</text:p>
      <text:p text:style-name="P19"><text:s text:c="4"/><text:tab/>if (argc &gt; 2) maxThread = atoi(argv[2]);</text:p>
      <text:p text:style-name="P19"><text:tab/>}</text:p>
      <text:p text:style-name="P19"/>
      <text:p text:style-name="P19"><text:tab/>//read matrix</text:p>
      <text:p text:style-name="P19"><text:tab/>writeString("Write size of matrix (width and height): ");</text:p>
      <text:p text:style-name="P19"/>
      <text:p text:style-name="P19"><text:tab/>int w = readInt(), h = readInt(), wh = w * h; //size of matrix</text:p>
      <text:p text:style-name="P19"><text:tab/>if (w &lt;= 0) error("width must be positive!", -1);</text:p>
      <text:p text:style-name="P19"><text:tab/>if (h &lt;= 0) error("height must be positive!", -2);</text:p>
      <text:p text:style-name="P19"/>
      <text:p text:style-name="P19"><text:tab/>writeString("Width: "); writeInt(w); writeChar('\n');</text:p>
      <text:p text:style-name="P19"><text:tab/>writeString("Height: "); writeInt(h); writeChar('\n');</text:p>
      <text:p text:style-name="P19"/>
      <text:p text:style-name="P19"><text:tab/>float *mDecrease, *mIncrease, *mDecrease2, *mIncrease2;</text:p>
      <text:p text:style-name="P19"><text:tab/>mDecrease = malloc(wh * sizeof(float)); //create erosion matrix</text:p>
      <text:p text:style-name="P19"><text:tab/>if (!mDecrease) error("cannot allocate memory for matrix!", -3);</text:p>
      <text:p text:style-name="P19"><text:tab/>mIncrease = malloc(wh * sizeof(float)); //create increasing matrix</text:p>
      <text:p text:style-name="P19"><text:tab/>if (!mIncrease) { free(mDecrease); error("cannot allocate memory for matrix!", -4); }</text:p>
      <text:p text:style-name="P19"><text:tab/>mDecrease2 = malloc(wh * sizeof(float)); //create erosion matrix copy</text:p>
      <text:p text:style-name="P19"><text:tab/>if (!mDecrease2) { free(mDecrease); free(mIncrease); error("cannot allocate memory for matrix!", -5); }</text:p>
      <text:p text:style-name="P19"><text:tab/>mIncrease2 = malloc(wh * sizeof(float)); //create increasing matrix copy</text:p>
      <text:p text:style-name="P19"><text:tab/>if (!mIncrease2) { free(mDecrease); free(mIncrease); free(mDecrease2); error("cannot allocate memory for matrix!", -6); }</text:p>
      <text:p text:style-name="P19"/>
      <text:p text:style-name="P19"><text:tab/>writeString("Write elements of matrix:\n");</text:p>
      <text:p text:style-name="P19"><text:tab/>for (int i = 0; i &lt; wh; i++) mDecrease[i] = mIncrease[i] = readFloat(); //read matrix</text:p>
      <text:p text:style-name="P19"/>
      <text:p text:style-name="P19"><text:tab/>//show matrix</text:p>
      <text:p text:style-name="P19"><text:tab/>writeString("Inputed matrix:\n");</text:p>
      <text:p text:style-name="P19"><text:tab/>for (int j = 0; j &lt; h; j++)</text:p>
      <text:p text:style-name="P19"><text:tab/>{</text:p>
      <text:p text:style-name="P19"><text:s text:c="4"/><text:tab/>for (int i = 0; i &lt; w; i++) { writeFloat(getM(mDecrease, w, i, j), afterPoint); writeChar(' '); }</text:p>
      <text:p text:style-name="P19"><text:s text:c="4"/><text:tab/>writeChar('\n');</text:p>
      <text:p text:style-name="P19"><text:tab/>}</text:p>
      <text:p text:style-name="P19"><text:tab/>//filter setup</text:p>
      <text:p text:style-name="P19"><text:tab/>writeString("Input half-width and half-height of filter matrix: ");</text:p>
      <text:p text:style-name="P19"><text:tab/>int a = readInt(), b = readInt();</text:p>
      <text:p text:style-name="P19"><text:tab/>if (a &lt; 0) { free(mDecrease); free(mIncrease); free(mDecrease2); free(mIncrease2); error("width must <text:soft-page-break/>be non-negative!", -7); }</text:p>
      <text:p text:style-name="P19"><text:tab/>if (b &lt; 0) { free(mDecrease); free(mIncrease); free(mDecrease2); free(mIncrease2); error("height must be non-negative!", -8); }</text:p>
      <text:p text:style-name="P19"/>
      <text:p text:style-name="P19"><text:tab/>writeString("K = ");</text:p>
      <text:p text:style-name="P19"><text:tab/>int k = readInt();</text:p>
      <text:p text:style-name="P19"><text:tab/>if (k &lt; 0) { free(mDecrease); free(mIncrease); free(mDecrease2); free(mIncrease2); error("K must be non-negative!", -9); }</text:p>
      <text:p text:style-name="P19"/>
      <text:p text:style-name="P19"><text:tab/>//calculate matrixes</text:p>
      <text:p text:style-name="P19"><text:tab/>calculate(mDecrease, mIncrease, mDecrease2, mIncrease2,w, h, a, b, k, maxThread);</text:p>
      <text:p text:style-name="P19"/>
      <text:p text:style-name="P19"><text:tab/>//show matrixes</text:p>
      <text:p text:style-name="P19"><text:tab/>writeString("Erosion matrix:\n");</text:p>
      <text:p text:style-name="P19"><text:tab/>for (int j = 0; j &lt; h; j++)</text:p>
      <text:p text:style-name="P19"><text:tab/>{</text:p>
      <text:p text:style-name="P19"><text:s text:c="4"/><text:tab/>for (int i = 0; i &lt; w; i++) { writeFloat(getM(mDecrease, w, i, j), afterPoint); writeChar(' '); }</text:p>
      <text:p text:style-name="P19"><text:s text:c="4"/><text:tab/>writeChar('\n');</text:p>
      <text:p text:style-name="P19"><text:tab/>}</text:p>
      <text:p text:style-name="P19"><text:tab/>writeString("Increasing matrix:\n");</text:p>
      <text:p text:style-name="P19"><text:tab/>for (int j = 0; j &lt; h; j++)</text:p>
      <text:p text:style-name="P19"><text:tab/>{</text:p>
      <text:p text:style-name="P19"><text:s text:c="4"/><text:tab/>for (int i = 0; i &lt; w; i++) { writeFloat(getM(mIncrease, w, i, j), afterPoint); writeChar(' '); }</text:p>
      <text:p text:style-name="P19"><text:s text:c="4"/><text:tab/>writeChar('\n');</text:p>
      <text:p text:style-name="P19"><text:tab/>}</text:p>
      <text:p text:style-name="P19"/>
      <text:p text:style-name="P19"><text:tab/>free(mDecrease); //free memory</text:p>
      <text:p text:style-name="P19"><text:tab/>free(mIncrease); //free memory</text:p>
      <text:p text:style-name="P19"><text:tab/>free(mDecrease2); //free memory</text:p>
      <text:p text:style-name="P19"><text:tab/>free(mIncrease2); //free memory</text:p>
      <text:p text:style-name="P19"><text:tab/>return 0;</text:p>
      <text:p text:style-name="P19">}</text:p>
      <text:p text:style-name="P2">io.h:</text:p>
      <text:p text:style-name="P3">#pragma once</text:p>
      <text:p text:style-name="P3"/>
      <text:p text:style-name="P3">#include &lt;stdlib.h&gt;</text:p>
      <text:p text:style-name="P3">#include &lt;unistd.h&gt;</text:p>
      <text:p text:style-name="P3"/>
      <text:p text:style-name="P3">int readInt();</text:p>
      <text:p text:style-name="P3">float readFloat();</text:p>
      <text:p text:style-name="P3">void writeInt(int num);</text:p>
      <text:p text:style-name="P3">void writeFloat(float real, int afterpoint);</text:p>
      <text:p text:style-name="P3">void writeChar(char c);</text:p>
      <text:p text:style-name="P3">void writeString(char *str);</text:p>
      <text:p text:style-name="P3">void error(char *str, int code);</text:p>
      <text:p text:style-name="P2">io.c:</text:p>
      <text:p text:style-name="P3">#include "io.h"</text:p>
      <text:p text:style-name="P3">#define BS 256</text:p>
      <text:p text:style-name="P3"/>
      <text:p text:style-name="P3">void fill(char *buf) //read single word from stream</text:p>
      <text:p text:style-name="P3">{</text:p>
      <text:p text:style-name="P3"><text:tab/>int i = 0; //index</text:p>
      <text:p text:style-name="P3"><text:soft-page-break/></text:p>
      <text:p text:style-name="P3"><text:tab/>do { read(STDIN_FILENO, buf, sizeof(char)); } //read blanks</text:p>
      <text:p text:style-name="P3"><text:tab/>while ((buf[i] == '\0' || buf[i] == ' ' || buf[i] == '\t' || buf[i] == '\n') &amp;&amp; i &lt; BS - 1);</text:p>
      <text:p text:style-name="P3"/>
      <text:p text:style-name="P3"><text:tab/>do { read(STDIN_FILENO, buf + ++i, sizeof(char)); } //read next char</text:p>
      <text:p text:style-name="P3"><text:tab/>while (buf[i] != '\0' &amp;&amp; buf[i] != ' ' &amp;&amp; buf[i] != '\t' &amp;&amp; buf[i] != '\n' &amp;&amp; i &lt; BS - 1); //stop if blank symbol or overflow</text:p>
      <text:p text:style-name="P3"><text:tab/>buf[i] = '\0'; //place zero as last char</text:p>
      <text:p text:style-name="P3">}</text:p>
      <text:p text:style-name="P3">int readInt() { char buf[BS]; fill(buf); return atoi(buf); }</text:p>
      <text:p text:style-name="P3">float readFloat() { char buf[BS]; fill(buf); return atof(buf); }</text:p>
      <text:p text:style-name="P3">void writeInt(int num)</text:p>
      <text:p text:style-name="P3">{</text:p>
      <text:p text:style-name="P3"><text:tab/>if (num &lt; 0) { writeChar('-'); num = -num; }</text:p>
      <text:p text:style-name="P3"><text:tab/>char buf[BS], t;</text:p>
      <text:p text:style-name="P3"><text:tab/>int len = 0;</text:p>
      <text:p text:style-name="P3"><text:tab/>do</text:p>
      <text:p text:style-name="P3"><text:tab/>{</text:p>
      <text:p text:style-name="P3"><text:s text:c="4"/><text:tab/>buf[len++] = '0' + num % 10;</text:p>
      <text:p text:style-name="P3"><text:s text:c="4"/><text:tab/>num /= 10;</text:p>
      <text:p text:style-name="P3"><text:tab/>}</text:p>
      <text:p text:style-name="P3"><text:tab/>while (num &gt; 0);</text:p>
      <text:p text:style-name="P3"/>
      <text:p text:style-name="P3"><text:tab/>for (int i = 0; i &lt; len / 2; i++)</text:p>
      <text:p text:style-name="P3"><text:tab/>{</text:p>
      <text:p text:style-name="P3"><text:s text:c="4"/><text:tab/>t = buf[i];</text:p>
      <text:p text:style-name="P3"><text:s text:c="4"/><text:tab/>buf[i] = buf[len - i - 1];</text:p>
      <text:p text:style-name="P3"><text:s text:c="4"/><text:tab/>buf[len - i - 1] = t;</text:p>
      <text:p text:style-name="P3"><text:tab/>}</text:p>
      <text:p text:style-name="P3"><text:tab/>write(STDOUT_FILENO, buf, len * sizeof(char));</text:p>
      <text:p text:style-name="P3">}</text:p>
      <text:p text:style-name="P3">void writeFloat(float real, int afterpoint)</text:p>
      <text:p text:style-name="P3">{</text:p>
      <text:p text:style-name="P3"><text:tab/>if (real &lt; 0) { writeChar('-'); real = -real; }</text:p>
      <text:p text:style-name="P3"><text:tab/>char buf[BS], t;</text:p>
      <text:p text:style-name="P3"><text:tab/>int len = 0, num = real;</text:p>
      <text:p text:style-name="P3"><text:tab/>do</text:p>
      <text:p text:style-name="P3"><text:tab/>{</text:p>
      <text:p text:style-name="P3"><text:s text:c="4"/><text:tab/>buf[len++] = '0' + num % 10;</text:p>
      <text:p text:style-name="P3"><text:s text:c="4"/><text:tab/>num /= 10;</text:p>
      <text:p text:style-name="P3"><text:tab/>}</text:p>
      <text:p text:style-name="P3"><text:tab/>while (num &gt; 0);</text:p>
      <text:p text:style-name="P3"/>
      <text:p text:style-name="P3"><text:tab/>for (int i = 0; i &lt; len / 2; i++)</text:p>
      <text:p text:style-name="P3"><text:tab/>{</text:p>
      <text:p text:style-name="P3"><text:s text:c="4"/><text:tab/>t = buf[i];</text:p>
      <text:p text:style-name="P3"><text:s text:c="4"/><text:tab/>buf[i] = buf[len - i - 1];</text:p>
      <text:p text:style-name="P3"><text:s text:c="4"/><text:tab/>buf[len - i - 1] = t;</text:p>
      <text:p text:style-name="P3"><text:tab/>}</text:p>
      <text:p text:style-name="P3"/>
      <text:p text:style-name="P3"><text:tab/>buf[len++] = '.';</text:p>
      <text:p text:style-name="P3"><text:tab/>for (int i = 0; i &lt; afterpoint; i++) buf[len++] = '0' + (int)(real *= 10) % 10;</text:p>
      <text:p text:style-name="P3"><text:soft-page-break/></text:p>
      <text:p text:style-name="P3"><text:tab/>write(STDOUT_FILENO, buf, len * sizeof(char));</text:p>
      <text:p text:style-name="P3">}</text:p>
      <text:p text:style-name="P3">void writeChar(char c) { write(STDOUT_FILENO, &amp;c, sizeof(char)); }</text:p>
      <text:p text:style-name="P3">void writeString(char *str)</text:p>
      <text:p text:style-name="P3">{</text:p>
      <text:p text:style-name="P3"><text:tab/>int len = 0;</text:p>
      <text:p text:style-name="P3"><text:tab/>while (str[len++]);</text:p>
      <text:p text:style-name="P3"><text:tab/>write(STDOUT_FILENO, str, len * sizeof(char));</text:p>
      <text:p text:style-name="P3">}</text:p>
      <text:p text:style-name="P3">void error(char *str, int code)</text:p>
      <text:p text:style-name="P3">{</text:p>
      <text:p text:style-name="P3"><text:tab/>int len = 0;</text:p>
      <text:p text:style-name="P3"><text:tab/>while (str[len++]);</text:p>
      <text:p text:style-name="P3"><text:tab/>write(STDERR_FILENO, "Error: ", 8 * sizeof(char));</text:p>
      <text:p text:style-name="P3"><text:tab/>write(STDERR_FILENO, str, len * sizeof(char));</text:p>
      <text:p text:style-name="P3"><text:tab/>writeChar('\n');</text:p>
      <text:p text:style-name="P3"><text:tab/>exit(code);</text:p>
      <text:p text:style-name="P3">}</text:p>
      <text:p text:style-name="P19"/>
      <text:list xml:id="list144824574762422" text:continue-numbering="true" text:style-name="WWNum1">
        <text:list-item>
          <text:p text:style-name="P29">Выводы:</text:p>
        </text:list-item>
      </text:list>
      <text:p text:style-name="P13">Освоил работу с потоками в Linux для параллельной обработки данных, а также научился ограничивать максимальное число потоков.</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18T14:48:22.827184300</dc:date>
    <meta:editing-duration>PT34S</meta:editing-duration>
    <meta:editing-cycles>2</meta:editing-cycles>
    <meta:document-statistic meta:table-count="1" meta:image-count="0" meta:object-count="0" meta:page-count="10" meta:paragraph-count="360" meta:word-count="1745" meta:character-count="10764" meta:non-whitespace-character-count="8696"/>
  </office:meta>
</office:document-meta>
</file>